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61pt"/>
    </style:style>
    <style:style style:name="co2" style:family="table-column">
      <style:table-column-properties fo:break-before="auto" style:column-width="92.69pt"/>
    </style:style>
    <style:style style:name="co3" style:family="table-column">
      <style:table-column-properties fo:break-before="auto" style:column-width="16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99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mber levels (factors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smtfinsf1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smtfullbath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replaces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ullbath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aragearea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aragecars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livarea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alfbath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g_grlivarea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g_lotarea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g_lotfrontage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log_saleprice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verallcond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verallqual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talbsmtsf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trmsabvgrd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1stflrsf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2ndflrsf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earbuilt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earremodadd</text:p>
          </table:table-cell>
          <table:table-cell office:value-type="string" calcext:value-type="string">
            <text:p>num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smtfintype1</text:p>
          </table:table-cell>
          <table:table-cell office:value-type="string" calcext:value-type="string">
            <text:p>factor</text:p>
          </table:table-cell>
          <table:table-cell table:style-name="ce4" office:value-type="string" calcext:value-type="string">
            <text:p><text:s/>7 levels "ALQ","BLQ","GLQ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smtqual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5 levels "Ex","Fa","Gd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entralair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3 levels "N","Y","None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lectrical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6 levels "FuseA","FuseF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xterior1st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16 levels "AsbShng","AsphShn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xterior2nd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17 levels "AsbShng","AsphShn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xterqual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5 levels "Ex","Fa","Gd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replacequ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6 levels "Ex","Fa","Gd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oundation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7 levels "BrkTil","CBlock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aragefinish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4 levels "Fin","RFn","Unf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aragetyp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7 levels "2Types","Attchd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eatingqc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6 levels "Ex","Fa","Gd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ousestyl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9 levels "1.5Fin","1.5Unf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itchenqual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5 levels "Ex","Fa","Gd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tshap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5 levels "IR1","IR2","IR3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svnrtyp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5 levels "BrkCmn","BrkFace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szoning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6 levels "C (all)","FV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eighborhood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26 levels "Blmngtn","Blueste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letyp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<text:s/>10 levels "COD","Con","ConLD",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mp_bsmtfinsf1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bsmtfullbath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fireplaces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fullbath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garagearea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garagecars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grlivarea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halfbath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lotarea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lotfrontage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overallcond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overallqual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saleprice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totalbsmtsf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totrmsabvgrd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x1stflrsf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x2ndflrsf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yearbuilt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_yearremodadd</text:p>
          </table:table-cell>
          <table:table-cell office:value-type="string" calcext:value-type="string">
            <text:p>imputed value flag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Feuille1.B3:Feuille1.D82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0T10:46:31.136469740</meta:creation-date>
    <dc:date>2017-07-30T10:57:21.721911336</dc:date>
    <meta:editing-duration>PT40S</meta:editing-duration>
    <meta:editing-cycles>1</meta:editing-cycles>
    <meta:document-statistic meta:table-count="1" meta:cell-count="138" meta:object-count="0"/>
    <meta:generator>LibreOffice/5.1.6.2$Linux_X86_64 LibreOffice_project/10m0$Build-2</meta:generator>
  </office:meta>
</office:document-meta>
</file>